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start" style:justify-single-word="false"/>
      <style:text-properties style:font-name="Times New Roman" fo:font-size="10.5pt" fo:language="en" fo:country="US" style:font-size-asian="10.5pt" style:font-name-complex="Times New Roman1" style:font-size-complex="10.5pt"/>
    </style:style>
    <style:style style:name="P2" style:family="paragraph" style:parent-style-name="Standard">
      <style:paragraph-properties fo:margin-top="0cm" fo:margin-bottom="0cm" fo:line-height="150%" fo:text-align="start" style:justify-single-word="false"/>
      <style:text-properties style:font-name="Times New Roman" fo:font-size="10.5pt" style:font-size-asian="10.5pt" style:font-size-complex="10.5pt"/>
    </style:style>
    <style:style style:name="P3" style:family="paragraph" style:parent-style-name="Standard">
      <style:paragraph-properties fo:margin-top="0cm" fo:margin-bottom="0cm" fo:line-height="150%" fo:text-align="start" style:justify-single-word="false" fo:background-color="#ffffff">
        <style:background-image/>
      </style:paragraph-properties>
      <style:text-properties style:font-name="Times New Roman" fo:font-size="10.5pt" style:font-size-asian="10.5pt" style:font-size-complex="10.5pt"/>
    </style:style>
    <style:style style:name="P4" style:family="paragraph" style:parent-style-name="Standard">
      <style:paragraph-properties fo:margin-top="0cm" fo:margin-bottom="0cm" fo:line-height="150%" fo:text-align="start" style:justify-single-word="false"/>
      <style:text-properties style:font-name="Times New Roman" fo:font-size="10.5pt" fo:language="en" fo:country="none" style:font-size-asian="10.5pt" style:font-name-complex="Times New Roman1" style:font-size-complex="10.5pt"/>
    </style:style>
    <style:style style:name="P5" style:family="paragraph" style:parent-style-name="Standard">
      <style:paragraph-properties fo:margin-top="0cm" fo:margin-bottom="0cm" fo:line-height="150%" fo:text-align="start" style:justify-single-word="false"/>
      <style:text-properties style:font-name="Times New Roman" fo:font-size="10.5pt" fo:language="ru" fo:country="RU" style:font-size-asian="10.5pt" style:font-name-complex="Times New Roman1" style:font-size-complex="10.5pt"/>
    </style:style>
    <style:style style:name="T1" style:family="text">
      <style:text-properties fo:language="en" fo:country="none"/>
    </style:style>
    <style:style style:name="T2" style:family="text">
      <style:text-properties fo:language="en" fo:country="none" fo:background-color="#ff3333" style:font-name-complex="Times New Roman1"/>
    </style:style>
    <style:style style:name="T3" style:family="text">
      <style:text-properties fo:language="en" fo:country="none" fo:background-color="#66ff66"/>
    </style:style>
    <style:style style:name="T4" style:family="text">
      <style:text-properties fo:language="en" fo:country="none" fo:background-color="#66ff66" style:font-name-complex="Times New Roman1"/>
    </style:style>
    <style:style style:name="T5" style:family="text">
      <style:text-properties fo:language="en" fo:country="none" style:font-name-complex="Times New Roman1"/>
    </style:style>
    <style:style style:name="T6" style:family="text">
      <style:text-properties fo:language="en" fo:country="none" fo:background-color="#ffff00" style:font-name-complex="Times New Roman1"/>
    </style:style>
    <style:style style:name="T7" style:family="text">
      <style:text-properties fo:language="en" fo:country="none" fo:background-color="#ffffff"/>
    </style:style>
    <style:style style:name="T8" style:family="text">
      <style:text-properties fo:language="en" fo:country="none" fo:background-color="#ffffff" style:font-name-complex="Times New Roman1"/>
    </style:style>
    <style:style style:name="T9" style:family="text">
      <style:text-properties fo:language="en" fo:country="US" fo:background-color="#66ff66" style:font-name-complex="Times New Roman1"/>
    </style:style>
    <style:style style:name="T10" style:family="text">
      <style:text-properties fo:language="en" fo:country="US" style:font-name-complex="Times New Roman1"/>
    </style:style>
    <style:style style:name="T11" style:family="text">
      <style:text-properties fo:language="en" fo:country="US" fo:background-color="#ffff00" style:font-name-complex="Times New Roman1"/>
    </style:style>
    <style:style style:name="T12" style:family="text">
      <style:text-properties fo:language="en" fo:country="US" fo:background-color="#ffffff"/>
    </style:style>
    <style:style style:name="T13" style:family="text">
      <style:text-properties fo:language="ru" fo:country="RU" style:font-name-complex="Times New Roman1"/>
    </style:style>
    <style:style style:name="T14" style:family="text">
      <style:text-properties fo:language="ru" fo:country="RU" fo:background-color="#ffff00" style:font-name-complex="Times New Roman1"/>
    </style:style>
    <style:style style:name="T15" style:family="text">
      <style:text-properties fo:language="ru" fo:country="RU" fo:background-color="#ffffff"/>
    </style:style>
    <style:style style:name="T16" style:family="text">
      <style:text-properties fo:language="ru" fo:country="RU" fo:background-color="#ff3333"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 you love to travel? I think most people will say: "Yes, this is very interesting and exciting." </text:span><text:span text:style-name="T3">Unfortunately</text:span><text:span text:style-name="T1">, this answer will not always be correct, as not everyone understands the difference between travel and tourism. I propose to understand these definitions.</text:span></text:p>
      <text:p text:style-name="P4"/>
      <text:p text:style-name="P2"><text:span text:style-name="T4">To begin with</text:span><text:span text:style-name="T5">, travelers and tourists have different goals. </text:span><text:span text:style-name="T3">Usually</text:span><text:span text:style-name="T5">, people travel </text:span><text:span text:style-name="T6">to learn a new language</text:span><text:span text:style-name="T5">, </text:span><text:span text:style-name="T6">become more independent</text:span><text:span text:style-name="T5">, and </text:span><text:span text:style-name="T6">experience different cultures</text:span><text:span text:style-name="T5">.</text:span><text:span text:style-name="T10"> </text:span><text:span text:style-name="T5">Another more important reason is </text:span><text:span text:style-name="T6">travel on business</text:span><text:span text:style-name="T5"> </text:span><text:span text:style-name="T6">to earn money</text:span><text:span text:style-name="T5">. The reason is important, since a person's financial situation depends on a business trip. Tourists, </text:span><text:span text:style-name="T4">on the other hand</text:span><text:span text:style-name="T5">, </text:span><text:span text:style-name="T6">go on various tours and cruises</text:span><text:span text:style-name="T5"> in order to relax. </text:span><text:span text:style-name="T4">In addition</text:span><text:span text:style-name="T5">, </text:span><text:span text:style-name="T10">travellers tend </text:span><text:span text:style-name="T11">to avoid tourist traps</text:span><text:span text:style-name="T10"> and like </text:span><text:span text:style-name="T11">to go off the beaten track</text:span><text:span text:style-name="T10"> to discover new places. </text:span><text:span text:style-name="T5">Another difference is pastime. Travellers journeys are usually much longer.</text:span></text:p>
      <text:p text:style-name="P4"/>
      <text:p text:style-name="P2"><text:span text:style-name="T5">Traveling to other countries is a real challenge. I </text:span><text:span text:style-name="T2">have prepared</text:span><text:span text:style-name="T5"> some tips for you if you </text:span><text:span text:style-name="T2">are planning</text:span><text:span text:style-name="T5"> to come to Mother Russia. </text:span><text:span text:style-name="T4">First</text:span><text:span text:style-name="T9">ly</text:span><text:span text:style-name="T5">, you need to </text:span><text:span text:style-name="T6">read about local laws and customs</text:span><text:span text:style-name="T5">. </text:span><text:span text:style-name="T4">Secondly</text:span><text:span text:style-name="T5">, if you are going to Siberia, you </text:span><text:span text:style-name="T2">should</text:span><text:span text:style-name="T5"> </text:span><text:span text:style-name="T6">obtein comprehensive travel insurance</text:span><text:span text:style-name="T5">. </text:span><text:span text:style-name="T4">Thirdly</text:span><text:span text:style-name="T5">, you cannot </text:span><text:span text:style-name="T6">carry packages through the customs for others</text:span><text:span text:style-name="T5">. Most importantly, </text:span><text:span text:style-name="T2">if you</text:span><text:span text:style-name="T6"> </text:span><text:span text:style-name="T2">travel</text:span><text:span text:style-name="T6"> by train</text:span><text:span text:style-name="T2">, you will</text:span><text:span text:style-name="T8"> </text:span><text:span text:style-name="T2">have to</text:span><text:span text:style-name="T8"> </text:span><text:span text:style-name="T2">keep</text:span><text:span text:style-name="T8"> </text:span><text:span text:style-name="T2">track of your luggage</text:span><text:span text:style-name="T5">. </text:span></text:p>
      <text:p text:style-name="P4"/>
      <text:p text:style-name="P2"><text:span text:style-name="T5">We have identified how the traveler differs from the tourist, now let's find out how he differs from the explorer. When explorers </text:span><text:span text:style-name="T2">set out</text:span><text:span text:style-name="T6"> on a journey</text:span><text:span text:style-name="T5">, they </text:span><text:span text:style-name="T2">go</text:span><text:span text:style-name="T6"> for the experience</text:span><text:span text:style-name="T5"> not pleasure. </text:span><text:span text:style-name="T4">Additionally</text:span><text:span text:style-name="T5">, explorers </text:span><text:span text:style-name="T6">discover new places</text:span><text:span text:style-name="T5"> and </text:span><text:span text:style-name="T6">keep a diary</text:span><text:span text:style-name="T5"> in which they </text:span><text:span text:style-name="T6">describe their journey</text:span><text:span text:style-name="T8">, in order </text:span><text:span text:style-name="T6">to introduce the general public with</text:span><text:span text:style-name="T8"> their discoveries.</text:span></text:p>
      <text:p text:style-name="P4"/>
      <text:p text:style-name="P2"><text:span text:style-name="T5">One of the most famous explorers was Jacques Cousteau. He </text:span><text:span text:style-name="T6">was a French undersea explorer</text:span><text:span text:style-name="T5">, environmentalist and inventor. Jacques Cousteau </text:span><text:span text:style-name="T2">is known</text:span><text:span text:style-name="T6"> for</text:span><text:span text:style-name="T5"> inventing scuba gear and creating a society that </text:span><text:span text:style-name="T6">protects ocean life</text:span><text:span text:style-name="T5">. For the creation of the Society of Cousteau, he </text:span><text:span text:style-name="T6">received a great award</text:span><text:span text:style-name="T5">: he </text:span><text:span text:style-name="T2">was made</text:span><text:span text:style-name="T5"> a member of the French Academy.</text:span></text:p>
      <text:p text:style-name="P4"/>
      <text:p text:style-name="P2"><text:span text:style-name="T13">The most interesting place </text:span><text:span text:style-name="T5">that</text:span><text:span text:style-name="T13"> I visited in my country was Gorny Altai. The journey to Gorny Altai </text:span><text:span text:style-name="T14">is my greatest travel experience</text:span><text:span text:style-name="T13">. This is a wonderful place with clean air and wildlife. </text:span><text:span text:style-name="T5">I will never forget a motorboat ride surrounded by beautiful mountains and forests.</text:span><text:span text:style-name="T13"> <text:s/>I </text:span><text:span text:style-name="T16">had</text:span><text:span text:style-name="T13"> </text:span><text:span text:style-name="T14">the best time of my life</text:span><text:span text:style-name="T13"> there, </text:span><text:span text:style-name="T5">because I </text:span><text:span text:style-name="T2">got</text:span><text:span text:style-name="T5"> unforgettable impressions and emotions.</text:span><text:span text:style-name="T13"> </text:span></text:p>
      <text:p text:style-name="P5"/>
      <text:p text:style-name="P2"><text:span text:style-name="T13">Unfortunately, I have never been abroad, </text:span><text:span text:style-name="T9">however</text:span><text:span text:style-name="T13"> I will </text:span><text:span text:style-name="T14">not miss the boat</text:span><text:span text:style-name="T13"> to go to Turkey. </text:span><text:span text:style-name="T5">I've always wanted to visit an inexpensive seaside resort where </text:span><text:span text:style-name="T10">I</text:span><text:span text:style-name="T5"> can have a great rest and have a good time. Turkey is a country with a very developed tourism and a pleasant summer climate so </text:span><text:span text:style-name="T10">it</text:span><text:span text:style-name="T5"> is the best option for me. But </text:span><text:span text:style-name="T4">while</text:span><text:span text:style-name="T5"> I </text:span><text:span text:style-name="T2">am studying</text:span><text:span text:style-name="T5"> at the university, I </text:span><text:span text:style-name="T2">will hardly have</text:span><text:span text:style-name="T5"> the opportunity to go abroad.</text:span><text:span text:style-name="T13"> </text:span></text:p>
      <text:p text:style-name="P5"/>
      <text:p text:style-name="P2"><text:span text:style-name="T13">Some people can't travel or don't like the physical reality of travelling to faraway destinations. These days it is easy to be an 'armchair traveller'. People can visit distant corners of the world or even little known parts of their own country without leaving their living rooms using various applications. Television documentaries and the internet make the world a small place, and some </text:span><text:span text:style-name="T10">people</text:span><text:span text:style-name="T13"> argue that travel is no longer necessary. Many people </text:span><text:soft-page-break/><text:span text:style-name="T13">already use interactive computer programmes, and virtual travel will become increasingly common. Enthusiasts argue that by doing this we will have all the benefits of travel without the inconvenience.</text:span></text:p>
      <text:p text:style-name="P5"/>
      <text:p text:style-name="P3"><text:span text:style-name="T4">In conclusion</text:span><text:span text:style-name="T8">, we can say that </text:span><text:span text:style-name="T4">although</text:span><text:span text:style-name="T8"> travel, tourism and exploration are different activities, they all involve discovering something new and exciting, </text:span><text:span text:style-name="T7">and therefore they are very attractive for people who do not like to sit in one place and seek to </text:span><text:span text:style-name="T12">broaden</text:span><text:span text:style-name="T7"> their horizons.</text:span><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M59S</meta:editing-duration>
    <meta:editing-cycles>18</meta:editing-cycles>
    <meta:generator>OpenOffice/4.1.11$Win32 OpenOffice.org_project/4111m1$Build-9808</meta:generator>
    <dc:date>2021-11-03T00:26:03.31</dc:date>
    <dc:creator>Артем Мурзин</dc:creator>
    <meta:document-statistic meta:table-count="0" meta:image-count="0" meta:object-count="0" meta:page-count="2" meta:paragraph-count="9" meta:word-count="610" meta:character-count="3680"/>
    <meta:user-defined meta:name="Info 1"/>
    <meta:user-defined meta:name="Info 2"/>
    <meta:user-defined meta:name="Info 3"/>
    <meta:user-defined meta:name="Info 4"/>
  </office:meta>
</office:document-meta>
</file>